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01025f" officeooo:paragraph-rsid="0001025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025f" officeooo:paragraph-rsid="0001025f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01025f" officeooo:paragraph-rsid="0001025f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1025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025f" officeooo:paragraph-rsid="0001025f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1025f" officeooo:paragraph-rsid="0001025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1025f"/>
    </style:style>
    <style:style style:name="T1" style:family="text">
      <style:text-properties officeooo:rsid="0001025f"/>
    </style:style>
    <style:style style:name="T2" style:family="text">
      <style:text-properties officeooo:rsid="0001d552"/>
    </style:style>
    <style:style style:name="T3" style:family="text">
      <style:text-properties officeooo:rsid="000328c6"/>
    </style:style>
    <style:style style:name="T4" style:family="text">
      <style:text-properties officeooo:rsid="0005d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st cases for Etherscan website registration- Vojislav Jaksic-<text:span text:style-name="T2">02.03.2023.</text:span></text:p>
      <text:p text:style-name="P2"/>
      <text:p text:style-name="P5"/>
      <text:p text:style-name="P5"/>
      <text:p text:style-name="P4">TC01- <text:span text:style-name="T1">The user can successfully register an account by entering valid information in all required fields.</text:span></text:p>
      <text:p text:style-name="P7"/>
      <text:p text:style-name="P7">Precondition: User goes to <text:span text:style-name="T1">register</text:span> page</text:p>
      <text:p text:style-name="P7"/>
      <text:p text:style-name="P7">1. User fills all mandatory fields </text:p>
      <text:p text:style-name="P7">2. User clicks on <text:span text:style-name="T1">C</text:span>reate <text:span text:style-name="T1">an A</text:span>ccount button</text:p>
      <text:p text:style-name="P7"/>
      <text:p text:style-name="P7">Expected results:</text:p>
      <text:p text:style-name="P7">The User should <text:s/>be able to create an accout <text:span text:style-name="T3">by</text:span> filling all the mandatory fields.</text:p>
      <text:p text:style-name="P7"/>
      <text:p text:style-name="P3">TC02- The user should see an error message when trying to register with an invalid email.</text:p>
      <text:p text:style-name="P3"/>
      <text:p text:style-name="P1">Precondition: User goes to register page</text:p>
      <text:p text:style-name="P1"/>
      <text:p text:style-name="P1">1. User fills the email field with an invalid email</text:p>
      <text:p text:style-name="P1">2. User click on Create an Account button</text:p>
      <text:p text:style-name="P1"/>
      <text:p text:style-name="P1">Expected results:</text:p>
      <text:p text:style-name="P7">The User should <text:s/><text:span text:style-name="T1">NOT </text:span>be able to create an accou<text:span text:style-name="T1">nt with a invalid email address.</text:span></text:p>
      <text:p text:style-name="P7"/>
      <text:p text:style-name="P3">TC03 - The user should see an error message when trying to register with required fields left blank.</text:p>
      <text:p text:style-name="P3"/>
      <text:p text:style-name="P1">Precondition: User goes to register page</text:p>
      <text:p text:style-name="P1"/>
      <text:p text:style-name="P1">1. User fills all required fields except one (e.g. co<text:span text:style-name="T3">n</text:span>firm password)</text:p>
      <text:p text:style-name="P1">2. User click on Create an Account button</text:p>
      <text:p text:style-name="P1"/>
      <text:p text:style-name="P1">Expected results:</text:p>
      <text:p text:style-name="P7">The User should <text:s/>NOT be able to create an account with <text:span text:style-name="T1">a mandatory field left blank.</text:span></text:p>
      <text:p text:style-name="P7"/>
      <text:p text:style-name="P3">TC04- The user should see an error message when trying to register with an password that doesn`t meet the password requirements.</text:p>
      <text:p text:style-name="P1"/>
      <text:p text:style-name="P1">Precondition: User goes to register page</text:p>
      <text:p text:style-name="P1"/>
      <text:p text:style-name="P1">1. User enters the password in the password field that is shorter than <text:span text:style-name="T4">8</text:span> characters</text:p>
      <text:p text:style-name="P1">2. User click on Create an Account button</text:p>
      <text:p text:style-name="P1"/>
      <text:p text:style-name="P1">Expected results:</text:p>
      <text:p text:style-name="P1">The user should NOT be able to create an account with a password shorter than <text:s/>characters.</text:p>
      <text:p text:style-name="P1"/>
      <text:p text:style-name="P3">TC05- The user should be redirected to <text:span text:style-name="T2">verify your email</text:span> page after a suc<text:span text:style-name="T3">c</text:span>essful registration</text:p>
      <text:p text:style-name="P1"/>
      <text:p text:style-name="P1">Precondition: User goes to register page</text:p>
      <text:p text:style-name="P1"><text:soft-page-break/></text:p>
      <text:p text:style-name="P1"/>
      <text:p text:style-name="P1"/>
      <text:p text:style-name="P7">1. User fills all mandatory fields </text:p>
      <text:p text:style-name="P7">2. User clicks on Create an Account button</text:p>
      <text:p text:style-name="P7"/>
      <text:p text:style-name="P1">Expected results:</text:p>
      <text:p text:style-name="P1">The user should be redirectd to the <text:span text:style-name="T2">verify your email</text:span> page after a successful registration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style:rfc-language-tag="sr-Latn-RS" fo:language="sr" fo:script="Latn" fo:country="R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style:rfc-language-tag="sr-Latn-RS" fo:language="sr" fo:script="Latn" fo:country="R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3T15:21:14.293000000</dc:date>
    <meta:editing-duration>PT4H3M9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31" meta:word-count="299" meta:character-count="1777" meta:non-whitespace-character-count="1503"/>
  </office:meta>
</office:document-meta>
</file>